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7.879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Schweregrade: 3 = schwer, 2 = mittel, 1 = leicht, 0 = nach Evaluation fixen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6" office:value-type="string">
            <text:p>ProRating App</text:p>
          </table:table-cell>
          <table:table-cell table:style-name="ce11"/>
          <table:table-cell table:style-name="ce2"/>
          <table:table-cell table:style-name="ce6" office:value-type="string">
            <text:p>Large Screen(Desktop)</text:p>
          </table:table-cell>
          <table:table-cell table:style-name="ce11"/>
          <table:table-cell table:style-name="ce2" table:number-columns-repeated="1018"/>
        </table:table-row>
        <table:table-row table:style-name="ro3">
          <table:table-cell/>
          <table:table-cell table:style-name="ce7"/>
          <table:table-cell table:number-columns-repeated="2"/>
          <table:table-cell table:style-name="ce7"/>
          <table:table-cell table:number-columns-repeated="1019"/>
        </table:table-row>
        <table:table-row table:style-name="ro4">
          <table:table-cell table:style-name="ce3"/>
          <table:table-cell table:style-name="ce8" office:value-type="string">
            <text:p>Fundort:</text:p>
          </table:table-cell>
          <table:table-cell table:style-name="ce8" office:value-type="string">
            <text:p>Schweregrad</text:p>
          </table:table-cell>
          <table:table-cell table:style-name="ce3" office:value-type="string">
            <text:p>Wird gefixt von</text:p>
          </table:table-cell>
          <table:table-cell table:style-name="ce8" office:value-type="string">
            <text:p>Fundort:</text:p>
          </table:table-cell>
          <table:table-cell table:style-name="ce8" office:value-type="string">
            <text:p>Schweregrad</text:p>
          </table:table-cell>
          <table:table-cell table:style-name="ce3" office:value-type="string">
            <text:p>Wird gefixt von</text:p>
          </table:table-cell>
          <table:table-cell table:style-name="ce3" table:number-columns-repeated="1017"/>
        </table:table-row>
        <table:table-row table:style-name="ro5">
          <table:table-cell/>
          <table:table-cell table:style-name="ce9" office:value-type="string">
            <text:p>Prototyp Auswahl</text:p>
          </table:table-cell>
          <table:table-cell table:number-columns-repeated="2"/>
          <table:table-cell table:style-name="ce9" office:value-type="string">
            <text:p>Ratespiel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wenn man ein Prototypen auswählt, wird die Schrift und die Bilder leicht verschoben (Desktop, Tablet, Smartphone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"Was ist wohl auf dem verdeckten Bild zu sehen?" Schriftzug nicht mittig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Start Button verdeckt ein wenig den unteren Prototypen(Desktop, Tablet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ozu den "Weiter" button?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Der Smartphone Prototyp hat nicht die Smartphone Bilder</text:p>
          </table:table-cell>
          <table:table-cell table:number-columns-repeated="1022"/>
        </table:table-row>
        <table:table-row table:style-name="ro5">
          <table:table-cell/>
          <table:table-cell table:style-name="ce9" office:value-type="string">
            <text:p>Home Scree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Start Button verdeckt Erklärung (Tablet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5">
          <table:table-cell/>
          <table:table-cell table:style-name="ce9" office:value-type="string">
            <text:p>Prototyp Ansicht</text:p>
          </table:table-cell>
          <table:table-cell table:number-columns-repeated="2"/>
          <table:table-cell table:style-name="ce9" office:value-type="string">
            <text:p>Highscore Seite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wenn Popups angezeigt werden, verschiebt sich der rechte Pfeil (Desktop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Weiter Popup: Buttons weit unten und nicht mittig (Smartphone)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Obwohl man richtig rät, wird Highscore 0 angezeigt</text:p>
          </table:table-cell>
          <table:table-cell office:value-type="float" office:value="3">
            <text:p>3</text:p>
          </table:table-cell>
          <table:table-cell office:value-type="string">
            <text:p>Carina</text:p>
          </table:table-cell>
          <table:table-cell table:number-columns-repeated="1017"/>
        </table:table-row>
        <table:table-row table:style-name="ro8">
          <table:table-cell table:number-columns-repeated="4"/>
          <table:table-cell office:value-type="string">
            <text:p>Wenn man ein neues Puzzle im gleichen Kontext anfängt, wird kein neues Puzzle im Large screen gestartet</text:p>
          </table:table-cell>
          <table:table-cell office:value-type="float" office:value="3">
            <text:p>3</text:p>
          </table:table-cell>
          <table:table-cell office:value-type="string">
            <text:p>sollte gefixt sein wird noch </text:p>
            <text:p>Mal nachgeprüft.</text:p>
          </table:table-cell>
          <table:table-cell table:number-columns-repeated="1017"/>
        </table:table-row>
        <table:table-row table:style-name="ro5">
          <table:table-cell/>
          <table:table-cell table:style-name="ce9" office:value-type="string">
            <text:p>Bewertu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ite scrollt beim Druck auf "Bewertung senden" Button nicht nach unten(desktop, tablet, Smartphone)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ragetexte haben komische Einrückungen(Smartphone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Slider auf Grund der unterschiedlich langen Begriffe für Fragen nicht bündig ausgerichtet (Desktop, Tablet, Smartphone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5">
          <table:table-cell/>
          <table:table-cell table:style-name="ce9" office:value-type="string">
            <text:p>Ratespiel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Wenn man den Browser verkleinert und in das Gitter zoomt und anschließend den Browser wieder größer macht, wird der overwiev immer noch angezeigt. Das Zoom-Gitter ist dann ebenfalls noch vorhanden (Desktop)</text:p>
          </table:table-cell>
          <table:table-cell office:value-type="string">
            <text:p>0( weil sollte während der Evaluation nicht passieren und frisst bestimmt wieder eine Unmenge an Zeit)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"BILD ERRATEN" Button ist nicht sichtbar, man muss scrollen(Tablet)</text:p>
          </table:table-cell>
          <table:table-cell office:value-type="float" office:value="2">
            <text:p>2</text:p>
          </table:table-cell>
          <table:table-cell office:value-type="string">
            <text:p>Diana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beim grid ist es schwer auf das X zu drücken</text:p>
          </table:table-cell>
          <table:table-cell office:value-type="float" office:value="2">
            <text:p>2</text:p>
          </table:table-cell>
          <table:table-cell office:value-type="string">
            <text:p>Car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office:value-type="string">
            <text:p>Ratesei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großer roter Balken, bevor Bild geladen ist (desktop, Tablet, Smartphone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Bei vielen Begriffen in einer Kategorie sieht das ganze arg gequetsch aus und das Bild wird nach unten verschoben (Smartphone)</text:p>
          </table:table-cell>
          <table:table-cell table:number-columns-repeated="1022"/>
        </table:table-row>
        <table:table-row table:style-name="ro5">
          <table:table-cell/>
          <table:table-cell table:style-name="ce9" office:value-type="string">
            <text:p>Sucess Sei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Schrift ruckelt manchmal (desktop, tablet, smartphon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4"/>
          <table:table-cell table:style-name="ce6"/>
          <table:table-cell table:number-columns-repeated="1019"/>
        </table:table-row>
        <table:table-row table:style-name="ro13">
          <table:table-cell table:style-name="ce4"/>
          <table:table-cell table:style-name="ce6"/>
          <table:table-cell table:style-name="ce8"/>
          <table:table-cell table:style-name="ce4"/>
          <table:table-cell table:style-name="ce8" table:number-columns-repeated="2"/>
          <table:table-cell table:style-name="ce4" table:number-columns-repeated="1018"/>
        </table:table-row>
        <table:table-row table:style-name="ro13">
          <table:table-cell/>
          <table:table-cell table:style-name="ce8"/>
          <table:table-cell table:number-columns-repeated="1022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>
          <table:table-cell/>
          <table:table-cell table:style-name="ce10"/>
          <table:table-cell table:number-columns-repeated="1022"/>
        </table:table-row>
        <table:table-row table:style-name="ro13" table:number-rows-repeated="104853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5.03.2019</text:date>, <text:time>15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6M43S</meta:editing-duration>
    <meta:editing-cycles>40</meta:editing-cycles>
    <meta:generator>OpenOffice/4.1.3$Win32 OpenOffice.org_project/413m1$Build-9783</meta:generator>
    <dc:date>2019-03-05T15:43:58.94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